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,Bold" svg:font-family="'Arial,Bold'"/>
    <style:font-face style:name="Tahoma1" svg:font-family="Tahoma"/>
    <style:font-face style:name="Verdana" svg:font-family="Verdana, Arial, Helvetica, sans-serif"/>
    <style:font-face style:name="TimesNewRoman" svg:font-family="TimesNewRoman" style:font-family-generic="roman"/>
    <style:font-face style:name="TimesNewRoman,Italic" svg:font-family="'TimesNewRoman,Italic'" style:font-family-generic="script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#66cc00"/>
    </style:style>
    <style:style style:name="P3" style:family="paragraph" style:parent-style-name="Standard">
      <style:text-properties fo:language="en" fo:country="US" fo:background-color="#9999ff"/>
    </style:style>
    <style:style style:name="P4" style:family="paragraph" style:parent-style-name="Standard">
      <style:text-properties fo:language="en" fo:country="US" fo:background-color="#ff3333"/>
    </style:style>
    <style:style style:name="P5" style:family="paragraph" style:parent-style-name="Standard">
      <style:text-properties style:use-window-font-color="true" fo:language="en" fo:country="US" fo:background-color="#ff3333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text-properties fo:language="ru" fo:country="RU" fo:background-color="#ff3333"/>
    </style:style>
    <style:style style:name="P8" style:family="paragraph" style:parent-style-name="Standard">
      <style:paragraph-properties style:text-autospace="none"/>
      <style:text-properties style:font-name="TimesNewRoman" fo:font-size="10pt" style:font-name-asian="TimesNewRoman" style:font-size-asian="10pt" style:font-name-complex="TimesNewRoman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TimesNewRoman" fo:font-size="10pt" style:font-name-asian="TimesNewRoman" style:font-size-asian="10pt" style:font-name-complex="TimesNewRoman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TimesNewRoman" fo:font-size="12pt" style:font-name-asian="TimesNewRoman" style:font-size-asian="12pt" style:font-name-complex="TimesNewRoman" style:font-size-complex="12pt"/>
    </style:style>
    <style:style style:name="P11" style:family="paragraph" style:parent-style-name="Standard">
      <style:paragraph-properties style:text-autospace="none"/>
      <style:text-properties style:font-name="TimesNewRoman" fo:font-size="12pt" style:font-name-asian="TimesNewRoman" style:font-size-asian="12pt" style:font-name-complex="TimesNewRoman" style:font-size-complex="12pt"/>
    </style:style>
    <style:style style:name="P12" style:family="paragraph" style:parent-style-name="Standard">
      <style:text-properties style:font-name="TimesNewRoman" fo:font-size="12pt" fo:language="en" fo:country="US" style:font-name-asian="TimesNewRoman" style:font-size-asian="12pt" style:font-name-complex="TimesNewRoman" style:font-size-complex="12pt"/>
    </style:style>
    <style:style style:name="P13" style:family="paragraph" style:parent-style-name="Standard">
      <style:paragraph-properties style:text-autospace="none"/>
      <style:text-properties style:font-name="TimesNewRoman" fo:font-size="12pt" fo:language="en" fo:country="US" style:font-name-asian="TimesNewRoman" style:font-size-asian="12pt" style:font-name-complex="TimesNewRoman" style:font-size-complex="12pt"/>
    </style:style>
    <style:style style:name="P14" style:family="paragraph" style:parent-style-name="Standard">
      <style:paragraph-properties style:text-autospace="none"/>
    </style:style>
    <style:style style:name="P15" style:family="paragraph" style:parent-style-name="Standard">
      <style:paragraph-properties fo:text-align="start" style:justify-single-word="false" style:text-autospace="none"/>
    </style:style>
    <style:style style:name="P16" style:family="paragraph" style:parent-style-name="Standard">
      <style:paragraph-properties fo:break-before="page"/>
      <style:text-properties style:font-name="TimesNewRoman" fo:font-size="12pt" fo:language="en" fo:country="US" style:font-name-asian="TimesNewRoman" style:font-size-asian="12pt" style:font-name-complex="TimesNewRoman" style:font-size-complex="12pt"/>
    </style:style>
    <style:style style:name="P17" style:family="paragraph" style:parent-style-name="Standard">
      <style:text-properties fo:language="ru" fo:country="RU"/>
    </style:style>
    <style:style style:name="P18" style:family="paragraph" style:parent-style-name="Standard">
      <style:text-properties fo:language="ru" fo:country="RU" fo:background-color="#66cc00"/>
    </style:style>
    <style:style style:name="P19" style:family="paragraph" style:parent-style-name="Standard">
      <style:text-properties fo:language="ru" fo:country="RU" fo:background-color="#9999ff"/>
    </style:style>
    <style:style style:name="P20" style:family="paragraph" style:parent-style-name="Standard">
      <style:paragraph-properties style:text-autospace="none"/>
      <style:text-properties style:font-name="TimesNewRoman" fo:font-size="12pt" style:font-name-asian="TimesNewRoman" style:font-size-asian="12pt" style:font-name-complex="TimesNewRoman" style:font-size-complex="12pt"/>
    </style:style>
    <style:style style:name="P21" style:family="paragraph" style:parent-style-name="Standard" style:list-style-name="">
      <style:paragraph-properties fo:text-align="start" style:justify-single-word="false" style:text-autospace="none"/>
      <style:text-properties style:font-name="TimesNewRoman" fo:font-size="12pt" style:font-name-asian="TimesNewRoman" style:font-size-asian="12pt" style:font-name-complex="TimesNewRoman" style:font-size-complex="12pt"/>
    </style:style>
    <style:style style:name="P22" style:family="paragraph" style:parent-style-name="Standard" style:list-style-name="">
      <style:paragraph-properties style:text-autospace="none"/>
      <style:text-properties style:font-name="TimesNewRoman" fo:font-size="12pt" style:font-name-asian="TimesNewRoman" style:font-size-asian="12pt" style:font-name-complex="TimesNewRoman" style:font-size-complex="12pt"/>
    </style:style>
    <style:style style:name="P23" style:family="paragraph" style:parent-style-name="Standard">
      <style:paragraph-properties style:text-autospace="none"/>
      <style:text-properties style:font-name="TimesNewRoman" fo:font-size="12pt" fo:language="ru" fo:country="RU" style:font-name-asian="TimesNewRoman" style:font-size-asian="12pt" style:font-name-complex="TimesNewRoman" style:font-size-complex="12pt"/>
    </style:style>
    <style:style style:name="P24" style:family="paragraph" style:parent-style-name="Standard">
      <style:paragraph-properties style:text-autospace="none"/>
      <style:text-properties style:font-name="TimesNewRoman" fo:font-size="12pt" fo:language="ru" fo:country="RU" fo:background-color="#ff3333" style:font-name-asian="TimesNewRoman" style:font-size-asian="12pt" style:font-name-complex="TimesNewRoman" style:font-size-complex="12pt"/>
    </style:style>
    <style:style style:name="P25" style:family="paragraph" style:parent-style-name="Standard">
      <style:paragraph-properties style:text-autospace="none"/>
      <style:text-properties style:font-name="TimesNewRoman" fo:font-size="12pt" fo:language="ru" fo:country="RU" fo:background-color="#66ff00" style:font-name-asian="TimesNewRoman" style:font-size-asian="12pt" style:font-name-complex="TimesNewRoman" style:font-size-complex="12pt"/>
    </style:style>
    <style:style style:name="P26" style:family="paragraph" style:parent-style-name="Standard">
      <style:paragraph-properties style:text-autospace="none"/>
      <style:text-properties style:font-name="TimesNewRoman" fo:font-size="12pt" fo:language="ru" fo:country="RU" fo:background-color="#66ccff" style:font-name-asian="TimesNewRoman" style:font-size-asian="12pt" style:font-name-complex="TimesNewRoman" style:font-size-complex="12pt"/>
    </style:style>
    <style:style style:name="P27" style:family="paragraph" style:parent-style-name="Standard">
      <style:paragraph-properties style:text-autospace="none"/>
      <style:text-properties style:font-name="TimesNewRoman" fo:font-size="12pt" fo:language="ru" fo:country="RU" fo:background-color="#ffff66" style:font-name-asian="TimesNewRoman" style:font-size-asian="12pt" style:font-name-complex="TimesNewRoman" style:font-size-complex="12pt"/>
    </style:style>
    <style:style style:name="P28" style:family="paragraph" style:parent-style-name="Standard">
      <style:paragraph-properties style:text-autospace="none"/>
      <style:text-properties style:font-name="TimesNewRoman" fo:font-size="12pt" fo:language="en" fo:country="US" style:font-name-asian="TimesNewRoman" style:font-size-asian="12pt" style:font-name-complex="TimesNewRoman" style:font-size-complex="12pt"/>
    </style:style>
    <style:style style:name="P29" style:family="paragraph" style:parent-style-name="Standard">
      <style:paragraph-properties style:text-autospace="none"/>
      <style:text-properties style:font-name="TimesNewRoman" fo:font-size="10pt" style:font-name-asian="TimesNewRoman" style:font-size-asian="10pt" style:font-name-complex="TimesNewRoman" style:font-size-complex="10pt"/>
    </style:style>
    <style:style style:name="P30" style:family="paragraph" style:parent-style-name="Standard" style:list-style-name="">
      <style:paragraph-properties fo:text-align="start" style:justify-single-word="false" style:text-autospace="none"/>
      <style:text-properties style:font-name="Arial,Bold" fo:font-size="15.5pt" fo:font-weight="bold" style:font-name-asian="Arial,Bold" style:font-size-asian="15.5pt" style:font-weight-asian="bold" style:font-name-complex="Arial,Bold" style:font-size-complex="15.5pt" style:font-weight-complex="bold"/>
    </style:style>
    <style:style style:name="P31" style:family="paragraph" style:parent-style-name="Standard" style:list-style-name="">
      <style:paragraph-properties style:text-autospace="none"/>
      <style:text-properties style:font-name="Arial,Bold" fo:font-size="15.5pt" fo:font-weight="bold" style:font-name-asian="Arial,Bold" style:font-size-asian="15.5pt" style:font-weight-asian="bold" style:font-name-complex="Arial,Bold" style:font-size-complex="15.5pt" style:font-weight-complex="bold"/>
    </style:style>
    <style:style style:name="P32" style:family="paragraph" style:parent-style-name="Standard">
      <style:paragraph-properties style:text-autospace="none"/>
      <style:text-properties style:font-name="Arial,Bold" fo:font-size="15.5pt" fo:font-weight="bold" style:font-name-asian="Arial,Bold" style:font-size-asian="15.5pt" style:font-weight-asian="bold" style:font-name-complex="Arial,Bold" style:font-size-complex="15.5pt" style:font-weight-complex="bold"/>
    </style:style>
    <style:style style:name="P33" style:family="paragraph" style:parent-style-name="Standard" style:list-style-name="">
      <style:paragraph-properties style:text-autospace="none"/>
      <style:text-properties style:font-name="Arial,Bold" fo:font-size="15.5pt" style:font-name-asian="Arial,Bold" style:font-size-asian="15.5pt" style:font-name-complex="Arial,Bold" style:font-size-complex="15.5pt"/>
    </style:style>
    <style:style style:name="P34" style:family="paragraph" style:parent-style-name="Standard" style:list-style-name="">
      <style:paragraph-properties style:text-autospace="none"/>
      <style:text-properties style:font-name="Arial,Bold" fo:font-size="13pt" fo:font-weight="bold" style:font-name-asian="Arial,Bold" style:font-size-asian="13pt" style:font-weight-asian="bold" style:font-name-complex="Arial,Bold" style:font-size-complex="13pt" style:font-weight-complex="bold"/>
    </style:style>
    <style:style style:name="P35" style:family="paragraph" style:parent-style-name="Standard">
      <style:paragraph-properties style:text-autospace="none"/>
      <style:text-properties style:font-name="Arial,Bold" fo:font-size="17pt" fo:font-weight="bold" style:font-name-asian="Arial,Bold" style:font-size-asian="17pt" style:font-weight-asian="bold" style:font-name-complex="Arial,Bold" style:font-size-complex="17pt" style:font-weight-complex="bold"/>
    </style:style>
    <style:style style:name="P36" style:family="paragraph" style:parent-style-name="Standard" style:list-style-name="">
      <style:paragraph-properties style:text-autospace="none"/>
      <style:text-properties style:font-name="Arial,Bold" fo:font-size="17pt" style:font-name-asian="Arial,Bold" style:font-size-asian="17pt" style:font-name-complex="Arial,Bold" style:font-size-complex="17pt"/>
    </style:style>
    <style:style style:name="P37" style:family="paragraph" style:parent-style-name="Standard" style:list-style-name="">
      <style:paragraph-properties fo:text-align="start" style:justify-single-word="false" style:text-autospace="none"/>
      <style:text-properties fo:color="#000000" style:font-name="TimesNewRoman" fo:font-size="12pt" style:font-name-asian="TimesNewRoman" style:font-size-asian="12pt" style:font-name-complex="TimesNewRoman" style:font-size-complex="12pt"/>
    </style:style>
    <style:style style:name="P38" style:family="paragraph" style:parent-style-name="Standard" style:list-style-name="">
      <style:paragraph-properties style:text-autospace="none"/>
      <style:text-properties fo:color="#000000" style:font-name="TimesNewRoman" fo:font-size="12pt" style:font-name-asian="TimesNewRoman" style:font-size-asian="12pt" style:font-name-complex="TimesNewRoman" style:font-size-complex="12pt"/>
    </style:style>
    <style:style style:name="P39" style:family="paragraph" style:parent-style-name="Standard">
      <style:paragraph-properties style:text-autospace="none"/>
      <style:text-properties fo:color="#000000" style:font-name="TimesNewRoman" fo:font-size="12pt" style:font-name-asian="TimesNewRoman" style:font-size-asian="12pt" style:font-name-complex="TimesNewRoman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background-color="#9999ff"/>
    </style:style>
    <style:style style:name="T3" style:family="text">
      <style:text-properties fo:language="ru" fo:country="RU" fo:background-color="#66cc00"/>
    </style:style>
    <style:style style:name="T4" style:family="text">
      <style:text-properties fo:language="ru" fo:country="RU" fo:background-color="#ff3333"/>
    </style:style>
    <style:style style:name="T5" style:family="text">
      <style:text-properties fo:language="ru" fo:country="RU" fo:background-color="#66ff00"/>
    </style:style>
    <style:style style:name="T6" style:family="text">
      <style:text-properties fo:language="ru" fo:country="RU" fo:background-color="#66ccff"/>
    </style:style>
    <style:style style:name="T7" style:family="text">
      <style:text-properties fo:font-variant="normal" fo:text-transform="none" fo:color="#111111" style:font-name="Verdana" fo:font-size="6.75pt" fo:letter-spacing="normal" fo:language="ru" fo:country="RU" fo:font-style="normal" fo:font-weight="normal"/>
    </style:style>
    <style:style style:name="T8" style:family="text">
      <style:text-properties style:use-window-font-color="true" fo:language="en" fo:country="US" fo:background-color="#ff3333"/>
    </style:style>
    <style:style style:name="T9" style:family="text">
      <style:text-properties style:use-window-font-color="true" fo:language="ru" fo:country="RU" fo:background-color="#ff3333"/>
    </style:style>
    <style:style style:name="T10" style:family="text">
      <style:text-properties style:font-name="TimesNewRoman" fo:font-size="12pt" style:font-name-asian="TimesNewRoman" style:font-size-asian="12pt" style:font-name-complex="TimesNewRoman" style:font-size-complex="12pt"/>
    </style:style>
    <style:style style:name="T11" style:family="text">
      <style:text-properties style:font-name="TimesNewRoman" fo:font-size="12pt" fo:language="en" fo:country="US" style:font-name-asian="TimesNewRoman" style:font-size-asian="12pt" style:font-name-complex="TimesNewRoman" style:font-size-complex="12pt"/>
    </style:style>
    <style:style style:name="T12" style:family="text">
      <style:text-properties style:font-name="TimesNewRoman" fo:font-size="12pt" fo:language="ru" fo:country="RU" style:font-name-asian="TimesNewRoman" style:font-size-asian="12pt" style:font-name-complex="TimesNewRoman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language="ru" fo:country="RU" style:font-size-asian="12pt" style:font-size-complex="12pt"/>
    </style:style>
    <style:style style:name="T15" style:family="text">
      <style:text-properties style:font-name="TimesNewRoman,Italic" fo:font-size="12pt" fo:font-style="italic" style:font-name-asian="TimesNewRoman,Italic" style:font-size-asian="12pt" style:font-style-asian="italic" style:font-name-complex="TimesNewRoman,Italic" style:font-size-complex="12pt" style:font-style-complex="italic"/>
    </style:style>
    <style:style style:name="T16" style:family="text">
      <style:text-properties fo:language="en" fo:country="US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0"/>
    </style:style>
    <style:style style:name="T20" style:family="text">
      <style:text-properties fo:background-color="#ff3333"/>
    </style:style>
    <style:style style:name="T21" style:family="text">
      <style:text-properties fo:background-color="#66ff00"/>
    </style:style>
    <style:style style:name="T22" style:family="text">
      <style:text-properties fo:background-color="#66ccff"/>
    </style:style>
    <style:style style:name="T23" style:family="text">
      <style:text-properties fo:background-color="#ffff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://psyjournals.ru/psyandlaw/2015/n3/Enikolopov_Medvedeva_full.shtml</text:p>
      <text:p text:style-name="P5">1-<text:span text:style-name="T1">самоконтроль</text:span></text:p>
      <text:p text:style-name="P18">2-последовательность и устойчивость, способность к планированию</text:p>
      <text:p text:style-name="P19">3-внимание</text:p>
      <text:p text:style-name="P6">----------------------------------------------------------------------------------------------</text:p>
      <text:p text:style-name="P4">+1 - 3</text:p>
      <text:p text:style-name="P4">+2 - 1</text:p>
      <text:p text:style-name="P2">+3 - 3</text:p>
      <text:p text:style-name="P3">4 - 1</text:p>
      <text:p text:style-name="P4">5 - 4</text:p>
      <text:p text:style-name="P2">+6 - 2</text:p>
      <text:p text:style-name="P4">+7 - 3</text:p>
      <text:p text:style-name="P4">+8 - 2</text:p>
      <text:p text:style-name="P3">+9 - 4</text:p>
      <text:p text:style-name="P4">+10 - 2</text:p>
      <text:p text:style-name="P2">+11 - 3</text:p>
      <text:p text:style-name="P4">+12 - 2</text:p>
      <text:p text:style-name="P4">13 - 4</text:p>
      <text:p text:style-name="P2">14 - 3</text:p>
      <text:p text:style-name="P4">15 - 3</text:p>
      <text:p text:style-name="P2">16 - 4</text:p>
      <text:p text:style-name="P2">17 - 2</text:p>
      <text:p text:style-name="P4">+18 - 2</text:p>
      <text:p text:style-name="P3">19 - 2</text:p>
      <text:p text:style-name="P3">20 - 3</text:p>
      <text:p text:style-name="P2">21 - 2</text:p>
      <text:p text:style-name="P2">+22 - 3</text:p>
      <text:p text:style-name="P3">+23 - 1</text:p>
      <text:p text:style-name="P4">+24 - 3</text:p>
      <text:p text:style-name="P4">+25 - 2</text:p>
      <text:p text:style-name="P2">26 - 2</text:p>
      <text:p text:style-name="P3">+27 - 2</text:p>
      <text:p text:style-name="P3">+28 - 4</text:p>
      <text:p text:style-name="P3">+29 - 2</text:p>
      <text:p text:style-name="P4">+30 - 3</text:p>
      <text:p text:style-name="P1">------------------</text:p>
      <text:p text:style-name="P1">+ 47; - 30; = 17; 17+55=72</text:p>
      <text:p text:style-name="P6">-----------------------------------------------</text:p>
      <text:p text:style-name="Standard"><text:span text:style-name="T8">1-</text:span><text:span text:style-name="T9">самоконтроль - </text:span><text:span text:style-name="T7">Моторная импульсивность</text:span><text:span text:style-name="T1"> </text:span></text:p>
      <text:p text:style-name="P6">+ 23; - 11; 12</text:p>
      <text:p text:style-name="Standard"><text:span text:style-name="T3">2-последовательность и устойчивость, способность к планированию - </text:span><text:span text:style-name="T7">Способность к планированию и самоконтроль</text:span><text:span text:style-name="T1"> </text:span></text:p>
      <text:p text:style-name="P6">+ 11; - 13; -2</text:p>
      <text:p text:style-name="Standard"><text:span text:style-name="T2">3-внимание - </text:span><text:span text:style-name="T7">Отвлекаемость внимания</text:span><text:span text:style-name="T1"> </text:span></text:p>
      <text:p text:style-name="P6">+ 13; - 6; 7</text:p>
      <text:p text:style-name="P1"/>
      <text:p text:style-name="P1"/>
      <text:p text:style-name="P1"/>
      <text:p text:style-name="P7">стр.24, последний абзац, третья строка снизу - написано, что есть приложение 1, а его нет - самостоятельно разобрался с факторами теста при помощи гугла</text:p>
      <text:p text:style-name="P16">Импульсивность можно условно разделить на четыре составляющие.</text:p>
      <text:p text:style-name="P10">• Поспешность – склонность действовать слишком быстро и опрометчиво, особенно в</text:p>
      <text:p text:style-name="P10">условиях стресса или под воздействием искушения. Скажем, тратить ползарплаты, увидев</text:p>
      <text:p text:style-name="P10">в витрине особенно красивое платье.</text:p>
      <text:p text:style-name="P10">• Склонность недостаточно обдумывать свои действия – человек решается на какой-то</text:p>
      <text:p text:style-name="P10">поступок, упуская из виду возможные последствия. Например, берет кредит под колоссаль-</text:p>
      <text:p text:style-name="P10">ный процент, потому что это позволит прямо сейчас купить машину.</text:p>
      <text:p text:style-name="P10">• Недостаток упорства – человек не способен долго трудиться над решением одной</text:p>
      <text:p text:style-name="P10">задачи, он часто отвлекается. Соцсети, гифки с котиками, блуждания по "Википедии",</text:p>
      <text:p text:style-name="P10">"Пойду-ка заварю себе чайку", "Ой, надо же еще пол помыть" – все что угодно, только не</text:p>
      <text:p text:style-name="P10">работа над проектом.</text:p>
      <text:p text:style-name="P10">• Постоянный поиск острых ощущений – во всех сферах. Экстремальные виды спорта,</text:p>
      <text:p text:style-name="P10">случайные связи, дауншифтинг на Гоа, любовь к экзотическим блюдам, бурные выяснения</text:p>
      <text:p text:style-name="P10">отношений с партнером, измены, гонки по ночному городу, опасные профессии, наркотики</text:p>
      <text:p text:style-name="P11">и алкоголь и так далее.</text:p>
      <text:p text:style-name="P1"/>
      <text:p text:style-name="P12">В лабораторных поведенческих опытах используют другой подход. Существующие</text:p>
      <text:p text:style-name="P10">технологии экспериментов позволяют достоверно оценить два аспекта импульсивности:</text:p>
      <text:p text:style-name="P10">умение (точнее, неумение) ждать и способность тормозить спонтанно возникающие, но</text:p>
      <text:p text:style-name="P11">нежелательные порывы.</text:p>
      <text:p text:style-name="P1"/>
      <text:p text:style-name="P6">Способность противостоять соблазнам зависит от уровня глюкозы в крови. На любые интеллектуальные и волевые действия мозг тратит глюкозу. Если весь день напрягался и ограничивал себя в еде, велика вероятность вечером сорваться. Чтобы этого избегать, нужно делать небольшие поблажки - достаточные для восполнения глюкозы, но не приводящие к набору лишнего веса. ?Глюкометром определять необходимый размер поблажки. О истощении мозга может свидетельствовать повышенная эмоциональность, не свойственная обычному состоянию.</text:p>
      <text:p text:style-name="P1"/>
      <text:p text:style-name="P6">На интеллект.способности влияет скорость всасывания глюкозы из крови в мозг (гематоэнцефалитический барьер) - если при умственной работе уровень глюкозы в крови падает медленно, значит скорость всасывания невысокая. Чем скорость выше, тем выше интеллект, а также возможность подпитывать мозг маленькими перекусами.</text:p>
      <text:p text:style-name="P1"/>
      <text:p text:style-name="P12">Три главных способа истощить самоконтроль – бороться с навязчивыми мыслями ("Не</text:p>
      <text:p text:style-name="P10">думай о белом медведе"/"Мне надо похудеть к лету"/"Пора писать годовой отчет, а я никак</text:p>
      <text:p text:style-name="P10">не могу приступить"), бороться с естественными эмоциями ("Нельзя плакать, я же силь-</text:p>
      <text:p text:style-name="P10">ный"/"Нужно улыбнуться коллегам, а то невежливо"), бороться с импульсивными желани-</text:p>
      <text:p text:style-name="P10">ями (съесть булочку, выкурить сигарету, выпить еще рюмочку).</text:p>
      <text:p text:style-name="P13">Природа загадочного ресурса силы воли до конца не ясна, но, похоже, что хотя бы</text:p>
      <text:p text:style-name="P10">отчасти способность к самоконтролю определяется глюкозой: главным углеводом нашего</text:p>
      <text:p text:style-name="P10">организма, который дает энергию для работы всех органов и в первую очередь мозга. Про-</text:p>
      <text:p text:style-name="P10">явления силы воли уменьшают концентрацию глюкозы в крови, и чем она ниже, тем хуже мы</text:p>
      <text:p text:style-name="P10">сопротивляемся соблазнам. Поэтому голод – главный враг самоконтроля, даже (и особенно)</text:p>
      <text:p text:style-name="P11">если вы стремитесь похудеть.</text:p>
      <text:p text:style-name="P1"/>
      <text:p text:style-name="P12">Например, именно эмоции во многом формируют такую немаловажную</text:p>
      <text:p text:style-name="P10">составляющую нашей личности, как мотивация. А она, в свою очередь, неразрывно связана с</text:p>
      <text:p text:style-name="P11">самоконтролем – способностью сдерживать свои сиюминутные желания ради высшей цели.</text:p>
      <text:p text:style-name="P1"/>
      <text:p text:style-name="P6">Лимбическая система - древняя структура мозга, отвечающая за эмоции (бей/беги). Действует быстрее и сильнее префронтальной коры, отвечающей за силу воли. Можно <text:soft-page-break/>использовать эту мощную систему себе во благо.</text:p>
      <text:p text:style-name="P12">С эволюционной точки зрения новая кора, она же неокортекс – совсем свежее при-</text:p>
      <text:p text:style-name="P11">обретение. У человека неокортекс разросся до внушительных 800 см2 и зани-</text:p>
      <text:p text:style-name="P14"><text:span text:style-name="T10">мает 80 % всего серого вещества. Так что очень во многом </text:span><text:span text:style-name="T15">Homo sapiens </text:span><text:span text:style-name="T10">– его неокортекс:</text:span></text:p>
      <text:p text:style-name="P10">именно эта часть мозга отвечает за сознание, мышление и прочее, что отличает нас от других</text:p>
      <text:p text:style-name="P11">зверей.</text:p>
      <text:p text:style-name="P1"/>
      <text:p text:style-name="P12">Главная область, без которой невозможно контролировать свои порывы, это передняя</text:p>
      <text:p text:style-name="P10">поясная кора (ППК). Она относится к так называемой системе поощрения (т. е. подкреп-</text:p>
      <text:p text:style-name="P10">ления правильных с точки зрения выживания поступков) и обеспечивает эмоциональную</text:p>
      <text:p text:style-name="P11">окраску поведения.</text:p>
      <text:p text:style-name="P12">ППК включается и в других ситуациях, когда мозгу нужно преодолеть какое-то проти-</text:p>
      <text:p text:style-name="P11">воречие – например, между истинными мыслями и социальными нормами.</text:p>
      <text:p text:style-name="Standard"><text:span text:style-name="T11">при помощи </text:span><text:span text:style-name="T10">фотографий как бы "программировали" участников на определенную реакцию, заставляя их мысли "сворачивать" в том или ином направлении. Такое программирование называется праймингом, и этот процесс влияет на то, какие решения мы принимаем каждый день.</text:span></text:p>
      <text:p text:style-name="P11">Исследования показали, что ППК автоматически "включается", когда возникает какое-</text:p>
      <text:p text:style-name="P10">либо противоречие (например, желание выкурить сигарету у бросающего курить), но сте-</text:p>
      <text:p text:style-name="P10">пень ее активации у разных людей неодинакова. Иначе говоря, в силу "конструкционных"</text:p>
      <text:p text:style-name="P10">особенностей мозга некоторые счастливчики лучше отсекают конфликты между сиюминут-</text:p>
      <text:p text:style-name="P10">ными и глобальными целями, чем те, кому меньше повезло с ППК, причем сознание в этом</text:p>
      <text:p text:style-name="P10">процессе не участвует. А раз нет конфликта, значит, нет повода подавлять какие-то свои</text:p>
      <text:p text:style-name="P11">порывы – так рассуждает мозг и позволяет лимбической системе взять еще одну конфету</text:p>
      <text:p text:style-name="P11"><text:span text:style-name="T1">В</text:span> нескольких опытах было показано, что сильная внутренняя мотивация не</text:p>
      <text:p text:style-name="P10">поддаваться на происки лимбической системы позволяет лучше контролировать нехоро-</text:p>
      <text:p text:style-name="P11">шие порывы. Иными словами, если регулярно убеждать себя, что лишний вес страшно</text:p>
      <text:p text:style-name="P10">опасен для здоровья, или напоминать, что цивилизованному человеку стыдно считать кав-</text:p>
      <text:p text:style-name="P10">казцев/азиатов/женщин/мужчин/геев/феминисток/кого угодно неполноценными, рано или</text:p>
      <text:p text:style-name="P10">поздно усилия принесут плоды, и вы научитесь отслеживать и пресекать автоматические</text:p>
      <text:p text:style-name="P10">реакции. Важно, что такая тренировка научит вас именно видеть конфликт, но она не помо-</text:p>
      <text:p text:style-name="P10">жет остановить неправильное действие, если оно уже началось. За это отвечают другие</text:p>
      <text:p text:style-name="P11">системы.</text:p>
      <text:p text:style-name="P11">Но тренировать ППК можно, только используя внутреннюю мотивацию. Слушаясь</text:p>
      <text:p text:style-name="P10">внешних призывов, вы, возможно, и сможете сдержаться в конкретной ситуации, но, остав-</text:p>
      <text:p text:style-name="P10">шись без "надсмотрщика", тут же вернетесь к прежним привычкам. Именно по этой причине</text:p>
      <text:p text:style-name="P10">так много людей в фитнес-клубах послушно занимаются с тренером, но самостоятельно</text:p>
      <text:p text:style-name="P11">выполнять те же упражнения не способны, даже если прекрасно освоили технику.</text:p>
      <text:p text:style-name="P11"/>
      <text:p text:style-name="P11">Чтобы не совершить ранее задуманное, нужно затратить прилично мозговых усилий.</text:p>
      <text:p text:style-name="P14"><text:span text:style-name="T10">Опция мозга накладывать вето на уже принятые решения – один из столпов самоконтроля</text:span><text:span text:style-name="T12">.</text:span></text:p>
      <text:p text:style-name="P11">Это оказалась дорсальная часть фронтомедиальной коры (дФМК),</text:p>
      <text:p text:style-name="P10">срединная область префронтальной коры – важнейшего региона мозга, который отвечает за</text:p>
      <text:p text:style-name="P10">высшие когнитивные функции. Анатомически дФМК находится перед зоной, которая отве-</text:p>
      <text:p text:style-name="P10">чает за преднамеренные действия. А чем ближе ко лбу та или иная часть префронтальной</text:p>
      <text:p text:style-name="P10">коры, тем она "главнее". Передние участки – это начальники, которые совещаются и</text:p>
      <text:p text:style-name="P10">планируют, что именно захочет делать организм, а задние – подчиненные, которые отвечают</text:p>
      <text:p text:style-name="P11">за само действие.</text:p>
      <text:p text:style-name="P11">Ученые назвали эту область мозга зоной наложения вето. Но как именно она заставляет</text:p>
      <text:p text:style-name="P10">нас отказываться от уже намеченного действия, пока неясно. Из данных, полученных при</text:p>
      <text:p text:style-name="P10">помощи различных техник визуализации мозга, можно заключить, что дФМК прямо влияет</text:p>
      <text:p text:style-name="P10">на моторную кору и преддополнительную моторную кору, с которыми она соединена мно-</text:p>
      <text:p text:style-name="P10"><text:soft-page-break/>жеством физических связей. Эта зона действует как полицейский, который строго запрещает</text:p>
      <text:p text:style-name="P10">нарушителям безобразничать, например, заставлять руку тянуться к игровой приставке. С</text:p>
      <text:p text:style-name="P10">другой стороны, дФМК связана с вышележащими "начальственными" зонами мозга, кото-</text:p>
      <text:p text:style-name="P10">рые анализируют далеко идущие последствия любого действия и формируют глобальные</text:p>
      <text:p text:style-name="P10">цели. "Полицейский" сверяется с директивами от "боссов" и решает, тормозить или нет сию-</text:p>
      <text:p text:style-name="P10">минутный порыв. Причем эта зона отвечает именно за внутреннее побуждение остановить</text:p>
      <text:p text:style-name="P10">начатое действие: с точки зрения механики работы мозга оно кардинально отличается от</text:p>
      <text:p text:style-name="P10">подчинения внешним приказам. Наконец, недавние исследования показали, что зона нало-</text:p>
      <text:p text:style-name="P10">жения вето управляет не только двигательными реакциями, но и тормозит импульсивные</text:p>
      <text:p text:style-name="P10">желания в целом. Недостаточную активность дФМК связали с излишней любовью к сига-</text:p>
      <text:p text:style-name="P10">ретам, эмоциональной несдержанностью и игровой зависимостью {10 и ссылки внутри}.</text:p>
      <text:p text:style-name="P10">Эксперименты показывают, что у разных людей внутренняя "полиция" работает с разной</text:p>
      <text:p text:style-name="P11">степенью добросовестности.</text:p>
      <text:p text:style-name="P11">Нарушения в работе дФМК (плохой контакт с подчиненными и начальственными</text:p>
      <text:p text:style-name="P10">зонами мозга) – важная, но не единственная причина импульсивности и вообще проблем с</text:p>
      <text:p text:style-name="P11">самоконтролем.</text:p>
      <text:p text:style-name="P11"/>
      <text:p text:style-name="P8"><text:span text:style-name="T14">Е</text:span><text:span text:style-name="T13">ще одна область: передний островок</text:span><text:span text:style-name="T13">. Именно этой</text:span></text:p>
      <text:p text:style-name="P10">зоне мы обязаны тем острым чувством досады, которое испытываем, отвергая уже принятое</text:p>
      <text:p text:style-name="P11">решение выпить еще бокальчик или пройти очередной уровень в компьютерной игре.</text:p>
      <text:p text:style-name="P11">Передний</text:p>
      <text:p text:style-name="P10">островок выполняет множество функций и в том числе отвечает за узнавание самых важных</text:p>
      <text:p text:style-name="P9"><text:span text:style-name="T13">запахов – т. е. омерзительных {12}. </text:span><text:span text:style-name="T15">Homo sapiens</text:span><text:span text:style-name="T13">, не способный отличить отвратно пахну-</text:span></text:p>
      <text:p text:style-name="P10">щую еду от свежей, вряд ли дожил бы до возраста, когда можно пристать к подруге соседа. И</text:p>
      <text:p text:style-name="P10">технически – на уровне мозга – ощущения, которые мы испытываем при отказе выполнить</text:p>
      <text:p text:style-name="P10">задуманное действие, примерно те же, что и при попытке понюхать содержимое помойного</text:p>
      <text:p text:style-name="P10">ведра. Так что с физиологической точки зрения потакание себе можно рассматривать как</text:p>
      <text:p text:style-name="P11">естественное желание уберечься от крайне неприятных ощущений.</text:p>
      <text:p text:style-name="P11">Более того, в 2003 году в лаборатории Джакомо Ризоллатти, открывателя знаменитых</text:p>
      <text:p text:style-name="P10">зеркальных нейронов, благодаря которым мы понимаем, что чувствуют другие люди, было</text:p>
      <text:p text:style-name="P10">показано, что именно активность переднего островка позволяет нам в буквальном смысле</text:p>
      <text:p text:style-name="P15"><text:span text:style-name="T10">ощутить отвращение, когда мы наблюдаем за человеком, который нюхает </text:span><text:span text:style-name="T12">(пьет/ест/делает)</text:span><text:span text:style-name="T10"> что-нибудь неприятное</text:span><text:span text:style-name="T12">.</text:span></text:p>
      <text:p text:style-name="P11">Связь островковой коры с нарушениями самоконтроля объясняют через эмоции.</text:p>
      <text:p text:style-name="P10">Исследователи, которые изучали, что происходит в мозгу, когда человек испытывает те или</text:p>
      <text:p text:style-name="P10">иные чувства, показали, что рисунок активации разных областей у горюющих и радующихся</text:p>
      <text:p text:style-name="P11">людей заметно отличается. Островковая кора и некоторые другие зоны (например, вторич-</text:p>
      <text:p text:style-name="P10">ная соматосенсорная и передняя поясная кора) включались и выключались очень непохо-</text:p>
      <text:p text:style-name="P10">жим, но совершенно определенным образом. Все эти зоны прямо или косвенно получают</text:p>
      <text:p text:style-name="P10">сигналы от внутренних органов, поэтому исследователи заключили, что эти регионы, и в</text:p>
      <text:p text:style-name="P10">первую очередь островковая кора, отвечают за презентацию сознанию внутреннего состо-</text:p>
      <text:p text:style-name="P11">яния организма. Во многом на основе этой информации организм решает, не попра-</text:p>
      <text:p text:style-name="P10">вить ли как-то это самое состояние – например, при помощи сигаретки или рюмочки чего-</text:p>
      <text:p text:style-name="P10">нибудь горячительного. При этом сознание получает только часть этих сведений, поэтому</text:p>
      <text:p text:style-name="P10">человек не связывает ту или иную эмоцию с внутренним состоянием, а полагает, что она</text:p>
      <text:p text:style-name="P11">возникла спонтанно.</text:p>
      <text:p text:style-name="P11"/>
      <text:p text:style-name="P11">Итак, что же происходит в голове, когда вы решаете, смотреть ли последнюю серию</text:p>
      <text:p text:style-name="P10">нового сезона любимого сериала или все же пойти спать. Миндалина вместе с вентраль-</text:p>
      <text:p text:style-name="P10">ным стриатумом – важной частью системы поощрения нашего мозга, увидев, что серия</text:p>
      <text:p text:style-name="P10">уже скачалась, требовательно заявляют: "Хотим!" "Планировщики" – преддополнительная</text:p>
      <text:p text:style-name="P10">моторная кора и моторная кора – послушно активируются, чтобы через секунду пальцы</text:p>
      <text:p text:style-name="P10"><text:soft-page-break/>навели курсор мышки на нужную вкладку. Передняя поясная кора ("телохранитель") распо-</text:p>
      <text:p text:style-name="P10">знает конфликт между мгновенным порывом (посмотреть сериал) и глобальными жизнен-</text:p>
      <text:p text:style-name="P10">ными целями (на работе нужно работать, а не бороться со сном), бьет тревогу и отправ-</text:p>
      <text:p text:style-name="P10">ляет донесение начальству, в том числе дФМК – "полицейскому". Получив информацию от</text:p>
      <text:p text:style-name="P10">ППК, тот сверяется с глобальными жизненными целями, которые сформировали вышестоя-</text:p>
      <text:p text:style-name="P10">щие участки префронтальной коры. Удостоверившись, что сериал угрожает их реализации,</text:p>
      <text:p text:style-name="P10">"полицейский" спускает приказ прекратить безобразие и не нажимать кнопку Play. При этом</text:p>
      <text:p text:style-name="P10">миндалина и вентральный стриатум, этакие капризные дети, гнут свое и кричат так громко,</text:p>
      <text:p text:style-name="P10">что заглушают предупреждения "телохранителя" и приказы "полицейского". Ко всему про-</text:p>
      <text:p text:style-name="P11">чему дФМК и ее "боссы" сражаются с передним островком, брезгливым чистюлей, который</text:p>
      <text:p text:style-name="P11">категорически не хочет отменять уже задуманное, а может быть, и еще и сам требует сериал,</text:p>
      <text:p text:style-name="P10">чтобы успокоить мозг после ссоры с начальством – потому что островковая кора, главный</text:p>
      <text:p text:style-name="P11">хранитель информации о внутреннем состоянии, точно знает, что организму дискомфортно.</text:p>
      <text:p text:style-name="P11"/>
      <text:p text:style-name="P11">Выходит, если человеку не повезло и он родился со "слабенькой" передней поясной корой</text:p>
      <text:p text:style-name="P10">или дорсальной фронтомедиальной корой, то ему остается смириться со своим слабоволием</text:p>
      <text:p text:style-name="P10">и отдаться на волю разрушительных порывов? Вовсе нет: хотя эти компоненты и нельзя</text:p>
      <text:p text:style-name="P10">подправить, в мозгу есть куда более важный регулятор поведения, и он может полностью</text:p>
      <text:p text:style-name="P10">компенсировать конструкторские недоработки в других областях. Этот регулятор – пре-</text:p>
      <text:p text:style-name="P9"><text:span text:style-name="T13">фронтальная кора</text:span><text:span text:style-name="T17">12</text:span><text:span text:style-name="T13">, и именно она позволяет, несмотря на все соблазны, выбирать действия,</text:span></text:p>
      <text:p text:style-name="P10">которые прямо сейчас, может, и не слишком привлекательны, зато позволяют реализовывать</text:p>
      <text:p text:style-name="P11">долгосрочные планы.</text:p>
      <text:p text:style-name="P11"/>
      <text:p text:style-name="P32">Желание получить удовольствие – одна из</text:p>
      <text:p text:style-name="P33"><text:span text:style-name="T18">важнейших мотиваций всех наших действий</text:span></text:p>
      <text:p text:style-name="P11">Просто для одних</text:p>
      <text:p text:style-name="P21">высочайшее блаженство – съесть пирожное, а для других – осознавать, что к лету они вле-</text:p>
      <text:p text:style-name="P21">зут в платье на три размера меньше. Поэтому первые опустошают прилавок кондитерской,</text:p>
      <text:p text:style-name="P21">а вторые не едят после шести. А вот почему одни испытывают удовольствие только от лег-</text:p>
      <text:p text:style-name="P21">кодостижимых стимулов, а другие способны годами ждать глобальной радости – вопрос, на</text:p>
      <text:p text:style-name="P22">который ищут ответ нейрофизиологи, психологи, генетики.</text:p>
      <text:p text:style-name="P38"><text:span text:style-name="T16">Вторая главная мотивация человеческих действий – стремление избежать неудоволь-</text:span></text:p>
      <text:p text:style-name="P37">ствия и боли. Для поведения человека значимы обе мотивации, но часто одна из них заметно</text:p>
      <text:p text:style-name="P22"><text:span text:style-name="T19">более выражена. Глобально за оба этих побудительных механизма отвечают одни и</text:span></text:p>
      <text:p text:style-name="P21">те же системы, поэтому неудивительно, что поломки в них чреваты различными проблемами</text:p>
      <text:p text:style-name="P22">с силой воли.</text:p>
      <text:p text:style-name="P11">Можно предположить, что откладывать удовольствие ради достижения большой, но</text:p>
      <text:p text:style-name="P21">далекой цели лучше получается у тех, кто в принципе не слишком эмоционален, однако</text:p>
      <text:p text:style-name="P21">это неверно. Страстное желание добиться чего-то – необходимое условие мотивации. Чело-</text:p>
      <text:p text:style-name="P21">веку, который лишен эмоций, вряд ли удастся долго следовать отдаленной цели: зачем, ведь</text:p>
      <text:p text:style-name="P21">он не получит особой радости, достигнув ее. Не говоря уж о том, что без эмоций жизнь</text:p>
      <text:p text:style-name="P21">пресна и лишена остроты. Но для того чтобы, сохранив яркие ощущения, не распылиться</text:p>
      <text:p text:style-name="P21">на тысячи маленьких удовольствий по дороге к одному большому, нужно обманывать "горя-</text:p>
      <text:p text:style-name="P21">чую" систему, заставляя ее работать на долгосрочные цели. Именно этим занимается пре-</text:p>
      <text:p text:style-name="P22">фронтальная кора.</text:p>
      <text:p text:style-name="P31">За постановку и следование глобальным жизненным</text:p>
      <text:p text:style-name="P30">целям отвечает зона мозга под названием ПФК</text:p>
      <text:p text:style-name="P21">Префронтальная кора (ПФК) – обширная зона лобных долей мозга. Она занимает все</text:p>
      <text:p text:style-name="P22">пространство от лба до середины головы. Префронтальная кора отвечает за критиче-</text:p>
      <text:p text:style-name="P21">ское мышление и логику, концентрацию внимания и самонаблюдение, постановку целей и</text:p>
      <text:p text:style-name="P22">планирование, принятие самостоятельных решений. Помимо всего остального ПФК <text:soft-page-break/>контролирует эмоции. Она</text:p>
      <text:p text:style-name="P21">связана с лимбической системой огромным количеством связей: эти две области постоянно</text:p>
      <text:p text:style-name="P22">обмениваются информацией и влияют на работу друг друга.</text:p>
      <text:p text:style-name="P31">Если ПФК теряет связь с лимбической системой,</text:p>
      <text:p text:style-name="P33"><text:span text:style-name="T18">человек в принципе перестает чего-то хотеть</text:span></text:p>
      <text:p text:style-name="P22">Эмоции</text:p>
      <text:p text:style-name="P21">постоянно оцениваются в префронтальной коре, а решения ПФК, в свою очередь, могут сти-</text:p>
      <text:p text:style-name="P21">мулировать те или иные эмоции. Поэтому попытки развить самоконтроль, подавляя эмоции</text:p>
      <text:p text:style-name="P21">, ни к чему хоро-</text:p>
      <text:p text:style-name="P21">шему не приводят. Для того чтобы не поддаваться соблазнам, нужно направлять эмоции в</text:p>
      <text:p text:style-name="P21">правильное русло, используя возможности ПФК. Например, если как следует уверять себя,</text:p>
      <text:p text:style-name="P21">что сладкое страшно вредно, рано или поздно автоматическая реакция "хочу" сменится на</text:p>
      <text:p text:style-name="P21">автоматическое же "фу-у-у-у". Но убеждать себя нужно качественно, задействуя при помощи</text:p>
      <text:p text:style-name="P22">ПФК все возможности лимбической системы.</text:p>
      <text:p text:style-name="P31">Вентромедиальная часть ПФК работает как</text:p>
      <text:p text:style-name="P33"><text:span text:style-name="T18">фильтр, сдерживая порывы лимбической системы</text:span></text:p>
      <text:p text:style-name="P11">Вентромедиальный участок ПФК постоянно общается с лимбической системой:</text:p>
      <text:p text:style-name="P21">именно он отвечает за обработку поступающих от нее желаний. Можно сказать, что вмПФК</text:p>
      <text:p text:style-name="P21">"очеловечивает" животные порывы лимбической системы, соотнося их с приемлемыми</text:p>
      <text:p text:style-name="P22">социальными нормами. Мощь взращенной миллионами лет эволюции</text:p>
      <text:p text:style-name="P21">лимбической системы колоссальна, и без фильтра вентромедиальной ПФК,</text:p>
      <text:p text:style-name="P21">отсекающего часть ее воздействия, сиюминутные требования лимбической</text:p>
      <text:p text:style-name="P22">системы всегда пересилят умозрительную ценность отдаленных целей.</text:p>
      <text:p text:style-name="P11"/>
      <text:p text:style-name="P8"><text:span text:style-name="T13">Исследователи называют эту зону дорсолатеральной префронтальной корой</text:span></text:p>
      <text:p text:style-name="P21">(длПФК), и стимуляция этой области – в том числе и "изнутри головы", т. е. собственными</text:p>
      <text:p text:style-name="P21">мыслями – заставляет людей отказываться от более приятного, но потенциально неправиль-</text:p>
      <text:p text:style-name="P22">ного выбора в пользу менее соблазнительного, но зато со всех сторон правильного.</text:p>
      <text:p text:style-name="P11">Дорсолатераль-</text:p>
      <text:p text:style-name="P21">ная префронтальная кора – оплот рацио в нашем мозгу, средоточие логики и интеллекту-</text:p>
      <text:p text:style-name="P21">ального анализа. Эволюционно она развилась позже остальных зон мозга и окончательно</text:p>
      <text:p text:style-name="P22">созревает только у взрослых, не раньше 18–20 лет. длПФК способна</text:p>
      <text:p text:style-name="P21">усмирять вмПФК, если в ответ на предложение съесть любимый вид конфет она не справи-</text:p>
      <text:p text:style-name="P22">лась с натиском лимбической системы и сказала "да".</text:p>
      <text:p text:style-name="P11"/>
      <text:p text:style-name="P39">Дорсолатеральная часть ПФК – это, простите за дурацкий каламбур, головной офис,</text:p>
      <text:p text:style-name="P37">где принимаются окончательные решения о том, как именно отреагировать на стимул извне,</text:p>
      <text:p text:style-name="P37">в нашем случае – на соблазн. В него стекается информация из других подразделений, в</text:p>
      <text:p text:style-name="P37">частности от вмПФК, которая фильтрует капризы лимбической системы, а также прихо-</text:p>
      <text:p text:style-name="P37">дят донесения от передней поясной коры – "телохранителя", который отсекает конфликты</text:p>
      <text:p text:style-name="P37">между сиюминутными надобностями и глобальными целями. Ученые полагают, что контакт</text:p>
      <text:p text:style-name="P37">между "головным офисом" и "телохранителем" критически важен для самоконтроля. Узрев</text:p>
      <text:p text:style-name="P37">конфликт, "телохранитель" тут же рапортует в "офис", что для принятия правильного реше-</text:p>
      <text:p text:style-name="P37">ния необходима когнитивная поддержка внутреннего Спока. Получив донесение, командор</text:p>
      <text:p text:style-name="P37">Спок берет на себя контроль над процессом и помогает "полицейскому", т. е. дФМК запре-</text:p>
      <text:p text:style-name="P37">тить незаконное действие. И мы все же отказываемся от предложения выпить пива с дру-</text:p>
      <text:p text:style-name="P37">зьями и идем в спортзал. Если "телохранитель" недостаточно оперативен или он в прин-</text:p>
      <text:p text:style-name="P37">ципе плохо замечает конфликты, информация о том, что над нашими глобальными целями</text:p>
      <text:p text:style-name="P37">нависла угроза, не попадает в "головной офис", и мы безо всяких угрызений совести задви-</text:p>
      <text:p text:style-name="P37">гаем сумку с формой и кроссовками под стол и идем в кабак. Если же подтормаживает</text:p>
      <text:p text:style-name="P37">вмПФК, то все происходит еще быстрее. Лимбическая система гораздо шустрее новой коры,</text:p>
      <text:p text:style-name="P37"><text:soft-page-break/>поэтому радость предвкушения захлестнет вас задолго до того, как вы даже начнете раз-</text:p>
      <text:p text:style-name="P37">мышлять о спортзале. Выбегая на встречу с друзьями, вы, может, и вспомните, что обещали</text:p>
      <text:p text:style-name="P37">себе не пить слишком часто, но мысль эта потонет во всепоглощающем ожидании удоволь-</text:p>
      <text:p text:style-name="P37">ствия. Тот же плачевный результат получается в случае, если вмПФК пытается справиться</text:p>
      <text:p text:style-name="P37">с лимбической системой, но терпит неудачу – то ли из-за собственной слабости, то ли из-</text:p>
      <text:p text:style-name="P22"><text:span text:style-name="T19">за силы эмоционального "хочу".</text:span></text:p>
      <text:p text:style-name="P11"/>
      <text:p text:style-name="P11">Мотивация, или побуждение к действию – способность, не обсудив которую бессмыс-</text:p>
      <text:p text:style-name="P21">ленно говорить о силе воли. Если человек в принципе ничего не хочет, то ему все равно,</text:p>
      <text:p text:style-name="P21">добьется ли он результатов хоть в какой области. Держать слово и выполнять данное себе</text:p>
      <text:p text:style-name="P21">обещание можно лишь тогда, когда есть цель, ради которой имеет смысл отказываться от</text:p>
      <text:p text:style-name="P21">сиюминутных удовольствий. Чем сильнее человек хочет добиться цели, тем выше вероят-</text:p>
      <text:p text:style-name="P21">ность, что он потерпит и пожертвует немедленной радостью, если она грозит разрушить его</text:p>
      <text:p text:style-name="P22">большие планы.</text:p>
      <text:p text:style-name="P11"/>
      <text:p text:style-name="P11"><text:span text:style-name="T1">Н</text:span>аруше-</text:p>
      <text:p text:style-name="P21">ния в любой из систем, которые отвечают за синтез, распределение и утилизацию нейроме-</text:p>
      <text:p text:style-name="P21">диаторов, могут очень сильно влиять на нашу способность терпеть и долго трудиться ради</text:p>
      <text:p text:style-name="P21">выбранной цели. То же самое относится и к гормональным системам: многие приказы мозга</text:p>
      <text:p text:style-name="P21">реализуются в теле через изменение гормонального состояния, и, если с гормонами не все в</text:p>
      <text:p text:style-name="P21">порядке, активности мозга не хватит для того, чтобы выдержать долгую дистанцию к свет-</text:p>
      <text:p text:style-name="P22">лому будущему<text:span text:style-name="T1">.</text:span></text:p>
      <text:p text:style-name="P11"/>
      <text:p text:style-name="P39">Когда мы видим (или</text:p>
      <text:p text:style-name="P37">представляем) какой-то возбуждающий стимул, скажем, самого себя, пробегающего полу-</text:p>
      <text:p text:style-name="P37">марафон, нейроны вентральной области покрышки возбуждаются и выделяют нейромедиа-</text:p>
      <text:p text:style-name="P37">тор дофамин, стимулируя нас добиваться цели – т. е. выйти на пробежку и преодолеть чуть</text:p>
      <text:p text:style-name="P37">большее расстояние, чем днем ранее. Префронтальная кора, в первую очередь ее дорсолате-</text:p>
      <text:p text:style-name="P37">ральная часть, отвечает за презентацию желаемой цели и удержание ее в голове. Прилежа-</text:p>
      <text:p text:style-name="P37">щее ядро (ПЯ, мы подробно поговорим об этой зоне дальше) получает информацию от ПФК</text:p>
      <text:p text:style-name="P37">и вентральной области покрышки, активируется и дарит нам приятные ощущения. Заодно</text:p>
      <text:p text:style-name="P37">ПЯ участвует в подборе оптимальной программы действий, при помощи которых мы будем</text:p>
      <text:p text:style-name="P22"><text:span text:style-name="T19">поставленной цели добиваться.</text:span></text:p>
      <text:p text:style-name="P11"/>
      <text:p text:style-name="P11"><text:span text:style-name="T1">О</text:span>пределяющую роль играет именно</text:p>
      <text:p text:style-name="P21">длПФК. В одной из недавних работ было показано, что работа этой зоны в конечном итоге</text:p>
      <text:p text:style-name="P21">влияет на то, насколько мотивированным будет человек. Когда мы представляем награду,</text:p>
      <text:p text:style-name="P21">которую планируем получить, если добьемся своей цели, дорсолатеральная ПФК активи-</text:p>
      <text:p text:style-name="P21">руется напрямую, а прилежащее ядро и вентральная область покрышки – только через</text:p>
      <text:p text:style-name="P21">ее посредничество {23}. Есть данные, что в поддержание мотивации вовлечены и другие</text:p>
      <text:p text:style-name="P21">зоны ПФК, например, ее орбитофронтальная и медиальная части, которые больше чувстви-</text:p>
      <text:p text:style-name="P21">тельны к вознаграждению {24} – то есть острее реагируют на приятные стимулы, но глав-</text:p>
      <text:p text:style-name="P22">ный "босс" – это все-таки длПФК.</text:p>
      <text:p text:style-name="P11"/>
      <text:p text:style-name="P11">Лабораторные эксперименты показывают, что активность правой и левой половин</text:p>
      <text:p text:style-name="P22">длПФК у всех людей разная.</text:p>
      <text:p text:style-name="P11">Повышенная активность левой половины</text:p>
      <text:p text:style-name="P21">дорсолатеральной ПФК – верный признак, что человек будет особенно чувствительным к</text:p>
      <text:p text:style-name="P21">положительным стимулам. Иными словами, он будет с готовностью делать что-либо, если</text:p>
      <text:p text:style-name="P21">знает, что впереди его ждет награда. А вот для людей с активной правой половиной длПФК</text:p>
      <text:p text:style-name="P21">лучшим стимулом предпринимать какие-то действия будет страх неприятностей, которые</text:p>
      <text:p text:style-name="P22">произойдут, если они не выполнят то, что собирались.</text:p>
      <text:p text:style-name="P11"><text:soft-page-break/>Эти особенности поведения соответствуют биологической теории мотивации, предло-</text:p>
      <text:p text:style-name="P21">женной британским нейропсихологом Джеффри Греем, который делил людей на два основ-</text:p>
      <text:p text:style-name="P21">ных типа в зависимости от особенностей их поведения. Поступки людей первого типа опре-</text:p>
      <text:p text:style-name="P21">деляются прежде всего положительным подкреплением, за реакцию на которое отвечают</text:p>
      <text:p text:style-name="P21">мозговые механизмы, названные Греем BAS (behavioral activation system – система актива-</text:p>
      <text:p text:style-name="P21">ции поведения). Основная мотивация таких людей, которая определяет их действия, – это</text:p>
      <text:p text:style-name="P21">стремление к вознаграждению. Люди второго типа сильнее реагируют на негативные сти-</text:p>
      <text:p text:style-name="P21">мулы, и соответствующие структуры мозга ученый обозначил как BIS (behavioral inhibition</text:p>
      <text:p text:style-name="P21">system – система торможения поведения). Основной мотиватор поведения людей этого</text:p>
      <text:p text:style-name="P22">типа – стремление избежать проблем.</text:p>
      <text:p text:style-name="P22"/>
      <text:p text:style-name="P22"/>
      <text:p text:style-name="P34">Опросник Карвера – Уайта</text:p>
      <text:p text:style-name="P23">1 - 3</text:p>
      <text:p text:style-name="P23">2 - 1</text:p>
      <text:p text:style-name="P24">3 - 1</text:p>
      <text:p text:style-name="P26">4 - 3</text:p>
      <text:p text:style-name="P25">5 - 2</text:p>
      <text:p text:style-name="P23">6 - 3</text:p>
      <text:p text:style-name="P26">7 - 4</text:p>
      <text:p text:style-name="P27">8 - 4</text:p>
      <text:p text:style-name="P24">9 - 1</text:p>
      <text:p text:style-name="P25">10 - 4</text:p>
      <text:p text:style-name="P23">11 - 3</text:p>
      <text:p text:style-name="P24">12 - 3</text:p>
      <text:p text:style-name="P27">13 - 3</text:p>
      <text:p text:style-name="P26">14 - 3</text:p>
      <text:p text:style-name="P25">15 - 2</text:p>
      <text:p text:style-name="P27">16 - 4</text:p>
      <text:p text:style-name="P23">17 - 3</text:p>
      <text:p text:style-name="P26">18 - 4</text:p>
      <text:p text:style-name="P27">19 - 4</text:p>
      <text:p text:style-name="P25">20 - 1</text:p>
      <text:p text:style-name="P24">21 - 1</text:p>
      <text:p text:style-name="P23">22 - 1</text:p>
      <text:p text:style-name="P26">23 - 4</text:p>
      <text:p text:style-name="P27">24 - 4</text:p>
      <text:p text:style-name="P23">--------------------------------------------</text:p>
      <text:p text:style-name="P13"><text:span text:style-name="T20">BAS </text:span><text:span text:style-name="T4">(настойчивость)</text:span><text:span text:style-name="T1"> - 6/16</text:span></text:p>
      <text:p text:style-name="P13"><text:span text:style-name="T21">BAS </text:span><text:span text:style-name="T5">(поиск удовольствий)</text:span><text:span text:style-name="T1"> - 9/16</text:span></text:p>
      <text:p text:style-name="P13"><text:span text:style-name="T22">BAS </text:span><text:span text:style-name="T6">(реактивность на стимулы награды)</text:span><text:span text:style-name="T1"> - 18/20</text:span></text:p>
      <text:p text:style-name="P13"><text:span text:style-name="T23">BIS</text:span> <text:span text:style-name="T1">- (19) - (2) + 10 = 27/28</text:span></text:p>
      <text:p text:style-name="P11"/>
      <text:p text:style-name="P11"/>
      <text:p text:style-name="P11"/>
      <text:p text:style-name="P32">Система поощрения дает нам приятные</text:p>
      <text:p text:style-name="P30">ощущения и закрепляет эти воспоминания</text:p>
      <text:p text:style-name="P33"><text:span text:style-name="T18">на уровне высших мозговых центров</text:span></text:p>
      <text:p text:style-name="P11">Система поощрения – часть лимбической</text:p>
      <text:p text:style-name="P21">системы, маленькая внутричерепная фабрика удовольствия и его предвкушения. Когда мы</text:p>
      <text:p text:style-name="P21">делаем что-то правильное с точки зрения системы поощрения, например, собираемся съесть</text:p>
      <text:p text:style-name="P22"><text:soft-page-break/>вкусный ужин, попить воды в жаркий день или заняться сексом, в ней выделяется дофамин.</text:p>
      <text:p text:style-name="P11">Главные компоненты системы поощрения – вентральная область покрышки и вен-</text:p>
      <text:p text:style-name="P21">тральный стриатум. Первая зона буквально усеяна нейронами, выделяющими дофамин:</text:p>
      <text:p text:style-name="P21">именно отсюда он расходится по мозгу. А вентральный стриатум и входящее в него прилежа-</text:p>
      <text:p text:style-name="P21">щее ядро (ПЯ) – основной пункт назначения дофаминовых посланий. К вентральному стри-</text:p>
      <text:p text:style-name="P21">атуму стекается и из него вытекает огромное количество дофаминовых ручейков, многие из</text:p>
      <text:p text:style-name="P21">которых ведут прямиком в префронтальную кору. У геймеров, которые проводят с пристав-</text:p>
      <text:p text:style-name="P21">кой больше трех часов в день, эта зона заметно крупнее, чем у тех, кто играет лишь время от</text:p>
      <text:p text:style-name="P21">времени. Кроме того, она заметно более активна и сильно возбуждается как от выигрыша,</text:p>
      <text:p text:style-name="P22">так и от проигрыша.</text:p>
      <text:p text:style-name="P11">Дофаминовая "дорожка" от вентральной области покрышки к вен-</text:p>
      <text:p text:style-name="P21">тральному стриатуму называется мезолимбическим дофаминовым трактом, и это главный</text:p>
      <text:p text:style-name="P22">маршрут нейромедиатора в мозге.</text:p>
      <text:p text:style-name="P11">Второй важный дофаминовый "путь" системы поощрения называется мезокортико-</text:p>
      <text:p text:style-name="P21">лимбическим трактом: он ведет от вентральной области покрышки прямиком в кору боль-</text:p>
      <text:p text:style-name="P21">ших полушарий и главным образом в лобные доли, где сосредоточены самые "умные" части</text:p>
      <text:p text:style-name="P21">нашего мозга. В ответ на "правильные" стимулы активируются все зоны, разбросанные</text:p>
      <text:p text:style-name="P21">вдоль мезокортиколимбического тракта. Таким образом память об удовольствии, которое</text:p>
      <text:p text:style-name="P21">дает то или иное действие, закрепляется не только на уровне примитивных структур мозга,</text:p>
      <text:p text:style-name="P21">но и в самой продвинутой его части. Именно благодаря этой связи мы можем учиться: запо-</text:p>
      <text:p text:style-name="P21">минание и использование новой информации сопровождается активацией системы поощре-</text:p>
      <text:p text:style-name="P22">ния.</text:p>
      <text:p text:style-name="P39">Кроме вентральной области покрышки, вентрального стриатума и входящего в его</text:p>
      <text:p text:style-name="P37">состав прилежащего ядра к зонам мозга, которые входят в систему поощрения, обычно отно-</text:p>
      <text:p text:style-name="P37">сят передний таламус, гипоталамус, гиппокамп, орбитофронтальную кору, переднюю пояс-</text:p>
      <text:p text:style-name="P37">ную кору и вентральный паллидум, он же "бледный шар" – в общем, все регионы, которые</text:p>
      <text:p text:style-name="P37">находятся в пределах больших дофаминовых путей. Поэтому сегодня ученые редко исполь-</text:p>
      <text:p text:style-name="P37">зуют термин "система поощрения", предпочитая говорить о "путях поощрения" (reward</text:p>
      <text:p text:style-name="P22"><text:span text:style-name="T19">curcuits).</text:span></text:p>
      <text:p text:style-name="P11">Ученые полагают, что истинные цен-</text:p>
      <text:p text:style-name="P21">тры удовольствия, или горячие точки гедонизма (в английском используется термин hedonic</text:p>
      <text:p text:style-name="P21">hotspots, в русском устоявшегося обозначения пока нет), которые дают нам ощущение бла-</text:p>
      <text:p text:style-name="P21">женства разной степени интенсивности, находятся в наружной части прилежащего ядра –</text:p>
      <text:p text:style-name="P21">его оболочке, вентральном "бледном шаре", парабрахиальных ядрах варолиева моста, ост-</text:p>
      <text:p text:style-name="P22">ровковой и орбитофронтальной коре.</text:p>
      <text:p text:style-name="P11"/>
      <text:p text:style-name="P32">Сбой в работе прилежащего ядра – причина</text:p>
      <text:p text:style-name="P30">неконтролируемых желаний, в том числе</text:p>
      <text:p text:style-name="P33"><text:span text:style-name="T18">желания немедленно опустошить холодильник</text:span></text:p>
      <text:p text:style-name="P11">Обучение – одна из важнейших функций ПЯ. Когда</text:p>
      <text:p text:style-name="P21">мы осваиваем какой-то навык, именно его подкрепляющие сигналы поступают в кору, повы-</text:p>
      <text:p text:style-name="P22">шая значимость "удачной" поведенческой программы.</text:p>
      <text:p text:style-name="P11"/>
      <text:p text:style-name="P39">И действительно, жестокий опыт с молочным коктейлем выявил, что этот регион причастен</text:p>
      <text:p text:style-name="P37">к одному из самых страшных кошмаров всех, кто сидит на диете, – запойному обжорству (в</text:p>
      <text:p text:style-name="P37">английском – binge eating) или, проще, – неконтролируемому жору {31}.</text:p>
      <text:p text:style-name="P37">Людям, у которых нет проблем с весом, этот зверь незнаком, но форумы для худею-</text:p>
      <text:p text:style-name="P37">щих полны душераздирающих историй, как после нескольких дней/недель/месяцев строгих</text:p>
      <text:p text:style-name="P37">ограничений голодающий сорвался, съел одну конфетку или порцию макарон с сыром –</text:p>
      <text:p text:style-name="P37">и понеслось. После небольшого отступления от диетического режима люди опустошают</text:p>
      <text:p text:style-name="P37">холодильники, идут в магазин и покупают сладости на все имеющиеся деньги, специально</text:p>
      <text:p text:style-name="P37"><text:soft-page-break/>приходят в ресторан, где выбирают самые вредные блюда из меню и сметают заказанное</text:p>
      <text:p text:style-name="P37">подчистую, даже если потом не могут встать. Стихийное бедствие в лучшем случае длится</text:p>
      <text:p text:style-name="P37">несколько часов, но нередко затягивается на недели. С муками потерянные килограммы</text:p>
      <text:p text:style-name="P37">стремительно возвращаются, человек страдает от осознания собственной никчемности, в</text:p>
      <text:p text:style-name="P37">расстройстве ест еще больше, вес растет, но человек продолжает поглощать все подряд ("А,</text:p>
      <text:p text:style-name="P22"><text:span text:style-name="T19">чего уж теперь…") – короче, мрак.</text:span></text:p>
      <text:p text:style-name="P11"/>
      <text:p text:style-name="P11">Прилежащее ядро отвечает за то, чтобы мы вовремя удовлетворяли насущные потреб-</text:p>
      <text:p text:style-name="P21">ности, и для этого выдает порции приятных ощущений, если мы делаем все правильно:</text:p>
      <text:p text:style-name="P21">например, едим питательную и калорийную еду. Поэтому, когда здоровый голодный чело-</text:p>
      <text:p text:style-name="P21">век видит бутерброд с маслом, его ПЯ начинает активно работать, побуждая этот бутерброд</text:p>
      <text:p text:style-name="P21">поскорее съесть. Когда здоровый человек сыт, пища перестает быть благом – и в этом состо-</text:p>
      <text:p text:style-name="P21">янии ПЯ совершенно равнодушно к бутерброду и вообще любым вкусняшкам. У людей с</text:p>
      <text:p text:style-name="P21">расстройствами пищевого поведения все иначе: когда они голодны, бутерброды или булочки</text:p>
      <text:p text:style-name="P21">не вызывают отклика ПЯ – вероятно из-за того, что такие люди "затюкали" его постоянными</text:p>
      <text:p text:style-name="P21">мыслями о том, как вредно есть вообще, не говоря уж о том, чтобы есть что-то калорийное.</text:p>
      <text:p text:style-name="P21">Но стоит им нарушить диету и вкусить запретного, как прилежащее ядро словно компенси-</text:p>
      <text:p text:style-name="P21">рует все свои унижения и бешено активируется, даже если человек физически уже наелся.</text:p>
      <text:p text:style-name="P21">Похожий эффект проявляется у завязавших алкоголиков и наркоманов, которые вдруг про-</text:p>
      <text:p text:style-name="P21">пускают рюмочку или получают дозу {32}. Растравленное ПЯ заставляет человека снова и</text:p>
      <text:p text:style-name="P21">снова припадать к источнику приятного, и остановить этот процесс очень сложно. С другой</text:p>
      <text:p text:style-name="P21">стороны, недостаточная активность прилежащего ядра может сказываться на способности к</text:p>
      <text:p text:style-name="P21">обучению: если при усвоении нового человек не ощущает приятных эмоций, этот затратный</text:p>
      <text:p text:style-name="P22">умственный процесс ему быстро наскучивает.</text:p>
      <text:p text:style-name="P11"/>
      <text:p text:style-name="P32">Загрузка оперативной памяти ухудшает</text:p>
      <text:p text:style-name="P30">способность бороться с соблазнами,</text:p>
      <text:p text:style-name="P33"><text:span text:style-name="T18">особенно если вам и так тяжело это делать</text:span></text:p>
      <text:p text:style-name="P11">Люди, которые не могут быстро обработать несколько конкурирующих стимулов и</text:p>
      <text:p text:style-name="P21">определить, какой из них на самом деле более значим для жизни, чаще других совершают</text:p>
      <text:p text:style-name="P21">необдуманные поступки. Кроме того, из-за небольшого объема памяти они в принципе не</text:p>
      <text:p text:style-name="P21">могут сравнить много факторов и ограничиваются лишь самыми значимыми – т. е. чаще</text:p>
      <text:p text:style-name="P21">всего теми, которые первыми пришли им в голову. Дополнительная загрузка системы еще</text:p>
      <text:p text:style-name="P21">сильнее перекашивает их поведение в сторону выбора опций, которые более привлекательны</text:p>
      <text:p text:style-name="P21">сейчас, но вредны в долгосрочной перспективе. Люди с хорошо развитой оперативной памя-</text:p>
      <text:p text:style-name="P21">тью не так чувствительны к отвлекающим стимулам – большой резерв мощности позволяет</text:p>
      <text:p text:style-name="P21">им принимать взвешенные решения даже тогда, когда во внимание нужно принять очень</text:p>
      <text:p text:style-name="P21">много факторов. Хорошая рабочая память вмещает много стимулов сразу, и, анализируя их,</text:p>
      <text:p text:style-name="P21">человек может сообразить, что стимулы, кажущиеся незначимыми, на самом деле являются</text:p>
      <text:p text:style-name="P22">очень важными.</text:p>
      <text:p text:style-name="P11"/>
      <text:p text:style-name="P11"><text:span text:style-name="T1">Д</text:span>ети с синдромом дефицита внимания и гиперак-</text:p>
      <text:p text:style-name="P22">тивности (СДВГ) часто не в состоянии удерживать в памяти много информации. <text:span text:style-name="T1">Т</text:span>ренировки значительно улучшают этот тип памяти у детей</text:p>
      <text:p text:style-name="P22">с СДВГ, однако на общие симптомы это влияет не сильно.</text:p>
      <text:p text:style-name="P11">Пока ученые не могут сказать, модулирует ли рабочая память силу воли, или она сама</text:p>
      <text:p text:style-name="P21">во многом и есть причина железной воли или безволия. Анализируя результаты эксперимен-</text:p>
      <text:p text:style-name="P21">тов, с одной стороны, можно предположить, что плохо развитая оперативная память вполне</text:p>
      <text:p text:style-name="P21">может являться одной из причин импульсивности – важнейшего показателя проблем с само-</text:p>
      <text:p text:style-name="P22">контролем.</text:p>
      <text:p text:style-name="P11"/>
      <text:p text:style-name="P32"><text:soft-page-break/>Резюме</text:p>
      <text:p text:style-name="P21">В этой главе мы выяснили, что сила воли зависит от взаимодействия двух глобальных</text:p>
      <text:p text:style-name="P21">систем мозга – условно можно назвать их "горячей" и "холодной". "Горячая" система вклю-</text:p>
      <text:p text:style-name="P21">чает лимбическую систему вместе с входящим в нее центром удовольствия. Совокупность</text:p>
      <text:p text:style-name="P21">этих систем дает нам эмоции, ощущение блаженства и предвкушение блаженства. Это отно-</text:p>
      <text:p text:style-name="P21">сительно древние структуры, они очень мощны и моментально активируются, если "видят"</text:p>
      <text:p text:style-name="P21">релевантный стимул. "Холодная" система включает префронтальную кору и другие "началь-</text:p>
      <text:p text:style-name="P21">ственные" области мозга. Их задача – придумывать и реализовывать глобальные жизненные</text:p>
      <text:p text:style-name="P21">цели и контролировать взбалмошную "горячую" систему, которая не разбирает, какие цели</text:p>
      <text:p text:style-name="P21">глобальные, а какие – сиюминутные. Еще одна составляющая самоконтроля – оперативная</text:p>
      <text:p text:style-name="P21">память. Если она развита плохо, мозг, выбирая между несколькими вариантами действий,</text:p>
      <text:p text:style-name="P21">не может быстро оценить все аргументы "за" и "против" – они все просто не помещаются в</text:p>
      <text:p text:style-name="P21">памяти. Люди, у которых задействованные в реализации силы воли участки мозга развиты</text:p>
      <text:p text:style-name="P21">более "правильно", будут сдерживать сиюминутные желания лучше остальных.</text:p>
      <text:p text:style-name="P21">От чего же зависит собственно архитектура и особенности работы мозга? Правильный</text:p>
      <text:p text:style-name="P22">ответ на этот вопрос: "Частично – от генов, частично – от окружающей среды".</text:p>
      <text:p text:style-name="P11"/>
      <text:p text:style-name="P11"/>
      <text:p text:style-name="P11"/>
      <text:p text:style-name="P11"/>
      <text:p text:style-name="P11"/>
      <text:p text:style-name="P11"/>
      <text:p text:style-name="P35">Отсутствие силы воли в большой</text:p>
      <text:p text:style-name="P36"><text:span text:style-name="T18">степени предопределено генетически</text:span></text:p>
      <text:p text:style-name="P11">Разные исследователи используют разные подходы, но если усреднять,</text:p>
      <text:p text:style-name="P22">то вклад генов для различных нарушений самоконтроля составляет от 40 до 92 %.</text:p>
      <text:p text:style-name="P11"><text:span text:style-name="T1">Г</text:span>лавных подозреваемых биологи вычислили давно: к процессу</text:p>
      <text:p text:style-name="P21">поддержания силы воли оказались в первую очередь причастны гены, контролирующие</text:p>
      <text:p text:style-name="P22">обмен дофамина и серотонина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,Bold" svg:font-family="'Arial,Bold'"/>
    <style:font-face style:name="Tahoma1" svg:font-family="Tahoma"/>
    <style:font-face style:name="Verdana" svg:font-family="Verdana, Arial, Helvetica, sans-serif"/>
    <style:font-face style:name="TimesNewRoman" svg:font-family="TimesNewRoman" style:font-family-generic="roman"/>
    <style:font-face style:name="TimesNewRoman,Italic" svg:font-family="'TimesNewRoman,Italic'" style:font-family-generic="script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26M12S</meta:editing-duration>
    <meta:editing-cycles>89</meta:editing-cycles>
    <meta:generator>OpenOffice/4.1.3$Win32 OpenOffice.org_project/413m1$Build-9783</meta:generator>
    <dc:date>2018-01-17T22:39:06.13</dc:date>
    <meta:document-statistic meta:table-count="0" meta:image-count="0" meta:object-count="0" meta:page-count="12" meta:paragraph-count="484" meta:word-count="4612" meta:character-count="32074"/>
    <meta:user-defined meta:name="Info 1"/>
    <meta:user-defined meta:name="Info 2"/>
    <meta:user-defined meta:name="Info 3"/>
    <meta:user-defined meta:name="Info 4"/>
  </office:meta>
</office:document-meta>
</file>